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1" svg:font-family="Calibri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65cm"/>
    </style:style>
    <style:style style:name="gr2" style:family="graphic" style:parent-style-name="standard">
      <style:graphic-properties draw:stroke="none" svg:stroke-color="#3465a4" draw:fill="none" fo:min-height="2.81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3465a4" draw:fill="none" fo:min-height="6.761cm"/>
    </style:style>
    <style:style style:name="gr5" style:family="graphic" style:parent-style-name="standard">
      <style:graphic-properties draw:stroke="none" svg:stroke-color="#3465a4" draw:fill="none" fo:min-height="12.76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.423cm" fo:margin-bottom="0.247cm" fo:line-height="0.564cm"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>
        <style:tab-stops>
          <style:tab-stop style:position="0.152cm"/>
        </style:tab-stops>
      </style:paragraph-properties>
    </style:style>
    <style:style style:name="P8" style:family="paragraph">
      <loext:graphic-properties draw:fill="none"/>
      <style:paragraph-properties fo:text-align="center"/>
      <style:text-properties style:font-name="Segoe UI Semibold" fo:font-size="36pt" style:text-underline-style="none" style:font-size-asian="36pt" style:font-size-complex="36pt"/>
    </style:style>
    <style:style style:name="P9" style:family="paragraph">
      <loext:graphic-properties draw:fill="none"/>
      <style:paragraph-properties fo:text-align="center"/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P11" style:family="paragraph">
      <style:paragraph-properties fo:line-height="115%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Segoe UI Semibold" fo:font-size="28pt" fo:font-style="normal" fo:text-shadow="none" style:text-underline-style="none" fo:font-weight="normal" style:letter-kerning="true" style:font-name-asian="Times New Roman" style:font-size-asian="28pt" style:font-style-asian="normal" style:font-weight-asian="normal" style:font-name-complex="Times New Roman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style:font-name="Segoe UI" fo:font-size="32pt" style:text-underline-style="none" fo:font-weight="bold" style:font-size-asian="32pt" style:font-weight-asian="bold" style:font-size-complex="32pt" style:font-weight-complex="bold"/>
    </style:style>
    <style:style style:name="T4" style:family="text">
      <style:text-properties style:font-name="Segoe UI" fo:font-size="24pt" style:text-underline-style="none" fo:font-weight="bold" style:font-name-asian="Times New Roman" style:font-size-asian="24pt" style:font-weight-asian="bold" style:font-name-complex="Times New Roman1" style:font-size-complex="24pt" style:font-weight-complex="bold"/>
    </style:style>
    <style:style style:name="T5" style:family="text">
      <style:text-properties style:font-name="Segoe UI" fo:font-size="36pt" style:text-underline-style="none" fo:font-weight="bold" style:font-name-asian="Times New Roman" style:font-size-asian="36pt" style:font-weight-asian="bold" style:font-name-complex="Times New Roman1" style:font-size-complex="36pt" style:font-weight-complex="bold"/>
    </style:style>
    <style:style style:name="T6" style:family="text">
      <style:text-properties style:font-name="Segoe UI Semibold" fo:font-size="16pt" style:text-underline-style="none" fo:font-weight="bold" style:font-name-asian="Times New Roman" style:font-size-asian="16pt" style:font-weight-asian="bold" style:font-name-complex="Times New Roman1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2" draw:text-style-name="P4" draw:layer="layout" svg:width="23.876cm" svg:height="3.063cm" svg:x="2.032cm" svg:y="1.016cm">
          <draw:text-box>
            <text:p text:style-name="P3"><text:span text:style-name="T2">Special Hymn</text:span></text:p>
            <text:p text:style-name="P3"><text:span text:style-name="T3">“</text:span><text:span text:style-name="T3">We Are Exiles from the Garden”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4" draw:text-style-name="P8" draw:layer="layout" svg:width="23.876cm" svg:height="7.011cm" svg:x="2.032cm" svg:y="0.762cm">
          <draw:text-box>
            <text:p text:style-name="P6"><text:span text:style-name="T4">1. </text:span><text:span text:style-name="T5">We are exiles from the garden,</text:span></text:p>
            <text:p text:style-name="P7"><text:span text:style-name="T5">Banished by our sinful choice,</text:span></text:p>
            <text:p text:style-name="P7"><text:span text:style-name="T5">Terrified to seek His pardon, </text:span></text:p>
            <text:p text:style-name="P7"><text:span text:style-name="T5">Hiding from our Father’s voice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4" draw:text-style-name="P9" draw:layer="layout" svg:width="23.876cm" svg:height="7.011cm" svg:x="2.032cm" svg:y="1.016cm">
          <draw:text-box>
            <text:p text:style-name="P6"><text:span text:style-name="T5">Underneath the branches swaying,</text:span></text:p>
            <text:p text:style-name="P7"><text:span text:style-name="T5">Sweat and blood fall to the ground.</text:span></text:p>
            <text:p text:style-name="P7"><text:span text:style-name="T5">In the darkness, Christ is praying;</text:span></text:p>
            <text:p text:style-name="P7"><text:span text:style-name="T5">He comes forward to be boun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4" draw:text-style-name="P9" draw:layer="layout" svg:width="23.876cm" svg:height="7.011cm" svg:x="2.032cm" svg:y="1.016cm">
          <draw:text-box>
            <text:p text:style-name="P6"><text:span text:style-name="T4">2. </text:span><text:span text:style-name="T5">Leaves will fail our vain concealing</text:span></text:p>
            <text:p text:style-name="P6"><text:span text:style-name="T5">Our true nakedness and shame.</text:span></text:p>
            <text:p text:style-name="P6"><text:span text:style-name="T5">We must rend our hearts, revealing</text:span></text:p>
            <text:p text:style-name="P6"><text:span text:style-name="T5">All our guilt and sinful blam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4" draw:text-style-name="P9" draw:layer="layout" svg:width="23.876cm" svg:height="7.011cm" svg:x="2.032cm" svg:y="1.016cm">
          <draw:text-box>
            <text:p text:style-name="P6"><text:span text:style-name="T5">Jesus takes our flesh and sentence</text:span></text:p>
            <text:p text:style-name="P6"><text:span text:style-name="T5">As His clothes are claimed below.</text:span></text:p>
            <text:p text:style-name="P6"><text:span text:style-name="T5">We fall down in true repentance;</text:span></text:p>
            <text:p text:style-name="P6"><text:span text:style-name="T5">His new robe He will bestow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4" draw:text-style-name="P10" draw:layer="layout" svg:width="23.876cm" svg:height="7.011cm" svg:x="2.032cm" svg:y="0.762cm">
          <draw:text-box>
            <text:p text:style-name="P6"><text:span text:style-name="T4">3. </text:span><text:span text:style-name="T5">On the mount, the Lord is waiting</text:span></text:p>
            <text:p text:style-name="P6"><text:span text:style-name="T5">For the proper sacrifice.</text:span></text:p>
            <text:p text:style-name="P6"><text:span text:style-name="T5">What is worth His wrath abating?</text:span></text:p>
            <text:p text:style-name="P6"><text:span text:style-name="T5">Who could pay the dreadful price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4" draw:text-style-name="P10" draw:layer="layout" svg:width="23.876cm" svg:height="7.011cm" svg:x="2.032cm" svg:y="0.762cm">
          <draw:text-box>
            <text:p text:style-name="P6"><text:span text:style-name="T5">God the Son will be the scion.</text:span></text:p>
            <text:p text:style-name="P6"><text:span text:style-name="T5">God the Father will provide.</text:span></text:p>
            <text:p text:style-name="P6"><text:span text:style-name="T5">God the Spirit points to Zion;</text:span></text:p>
            <text:p text:style-name="P6"><text:span text:style-name="T5">There, with God, we will abid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4" draw:text-style-name="P10" draw:layer="layout" svg:width="23.876cm" svg:height="7.011cm" svg:x="2.032cm" svg:y="0.762cm">
          <draw:text-box>
            <text:p text:style-name="P6"><text:span text:style-name="T4">4. </text:span><text:span text:style-name="T5">On this journey we are taking,</text:span></text:p>
            <text:p text:style-name="P6"><text:span text:style-name="T5">We fear not what lies in store.</text:span></text:p>
            <text:p text:style-name="P6"><text:span text:style-name="T5">Though our feeble wills are breaking,</text:span></text:p>
            <text:p text:style-name="P6"><text:span text:style-name="T5">We know Christ has gone befor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2" draw:layer="layout" svg:width="22.86cm" svg:height="0.815cm" svg:x="2.54cm" svg:y="1.524cm">
          <draw:text-box>
            <text:p text:style-name="P1"><text:span text:style-name="T1"><text:s/></text:span></text:p>
          </draw:text-box>
        </draw:frame>
        <draw:frame draw:style-name="gr5" draw:text-style-name="P10" draw:layer="layout" svg:width="23.876cm" svg:height="13.011cm" svg:x="2.032cm" svg:y="0.762cm">
          <draw:text-box>
            <text:p text:style-name="P6"><text:span text:style-name="T5">As we walk the way completed,</text:span></text:p>
            <text:p text:style-name="P6"><text:span text:style-name="T5">On His throne, the Savior waits.</text:span></text:p>
            <text:p text:style-name="P6"><text:span text:style-name="T5">Death and hell have been unseated.</text:span></text:p>
            <text:p text:style-name="P6"><text:span text:style-name="T5">We behold the open gates!</text:span></text:p>
            <text:p text:style-name="P6"><text:span text:style-name="T5"/></text:p>
            <text:p text:style-name="P11"><text:span text:style-name="T6">Text: Lisa M. Clark </text:span></text:p>
            <text:p text:style-name="P11"><text:span text:style-name="T6">© 2017 Concordia Publishing House. </text:span></text:p>
            <text:p text:style-name="P11"><text:span text:style-name="T6">All rights reserved. </text:span></text:p>
            <text:p text:style-name="P11"><text:span text:style-name="T6">Used by permission.</text:span></text:p>
            <text:p text:style-name="P11"><text:span text:style-name="T6">Tune: JEFFERSO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1" svg:font-family="Calibri" style:font-pitch="variable"/>
    <style:font-face style:name="Times New Roman" svg:font-family="'Times New Roman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Calibri1" style:font-family-asian="Calibri" style:font-pitch-asian="variable" style:font-size-asian="12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DocumentMap" style:family="graphic">
      <style:paragraph-properties fo:margin-left="0cm" fo:margin-right="0cm" fo:text-align="start" fo:text-indent="0cm" style:text-autospace="none"/>
      <style:text-properties style:use-window-font-color="true" style:font-name="Calibri" fo:font-family="Calibri" style:font-family-generic="roman" style:font-pitch="variable" fo:font-size="12pt" fo:language="en" fo:country="US" style:letter-kerning="true" style:font-name-asian="Calibri1" style:font-family-asian="Calibri" style:font-pitch-asian="variable" style:font-size-asian="12pt" style:language-asian="ar" style:country-asian="SA"/>
    </style:style>
    <style:style style:name="Index" style:family="graphic">
      <style:paragraph-properties fo:margin-left="0cm" fo:margin-right="0cm" fo:text-align="start" fo:text-indent="0cm" style:text-autospace="none"/>
      <style:text-properties style:font-name="Calibri" fo:font-family="Calibri" style:font-family-generic="roman" style:font-pitch="variable" fo:font-size="12pt" fo:language="en" fo:country="US" style:font-name-asian="Arial" style:font-family-asian="Arial" style:font-family-generic-asian="swiss" style:font-size-asian="12pt" style:language-asian="ar" style:country-asian="SA"/>
    </style:style>
    <style:style style:name="Caption" style:family="graphic">
      <style:paragraph-properties fo:margin-left="0cm" fo:margin-right="0cm" fo:margin-top="0.374cm" fo:margin-bottom="0.374cm" fo:text-align="start" fo:text-indent="0cm" style:text-autospace="none"/>
      <style:text-properties style:font-name="Calibri" fo:font-family="Calibri" style:font-family-generic="roman" style:font-pitch="variable" fo:font-size="12pt" fo:language="en" fo:country="US" fo:font-style="italic" style:font-name-asian="Arial" style:font-family-asian="Arial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2pt" fo:language="en" fo:country="US" style:font-name-asian="Arial" style:font-family-asian="Arial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start" fo:text-indent="0cm" style:text-autospace="none"/>
      <style:text-properties style:font-name="Calibri" fo:font-family="Calibri" style:font-family-generic="roman" style:font-pitch="variable" fo:font-size="12pt" fo:language="en" fo:country="US" style:font-name-asian="Calibri1" style:font-family-asian="Calibri" style:font-pitch-asian="variable" style:font-size-asian="12pt" style:language-asian="ar" style:country-asian="SA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14:51:22.359000000</meta:creation-date>
    <dc:title>Blue</dc:title>
    <meta:editing-duration>PT11M36S</meta:editing-duration>
    <meta:editing-cycles>7</meta:editing-cycles>
    <meta:generator>LibreOffice/6.0.1.1$Windows_X86_64 LibreOffice_project/60bfb1526849283ce2491346ed2aa51c465abfe6</meta:generator>
    <dc:date>2018-03-19T13:39:57.410000000</dc:date>
    <meta:document-statistic meta:object-count="57"/>
  </office:meta>
</office:document-meta>
</file>